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alendar_20_Event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4935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endar Event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80.6pt" svg:height="2840.31pt" svg:x="81.38pt" svg:y="1073.57pt" draw:caption-point-x="-11.54pt" draw:caption-point-y="-1073.28pt">
              <dc:date>2024-08-05T00:00:00</dc:date>
              <text:p text:style-name="P1">link https://sites.google.com/view/photoboothrentalnearsandimas/home</text:p>
              <text:p text:style-name="P1"><text:tab/>-Erin Edwards</text:p>
              <text:p text:style-name="P1">----</text:p>
              <text:p text:style-name="P1">document https://docs.google.com/document/d/1hiJWI6A32VQIw0Ilchfu7ZXBGNZQjwd2PqtUeN7infQ/edit?usp=sharing</text:p>
              <text:p text:style-name="P1"/>
              <text:p text:style-name="P1"><text:s/>document pub https://docs.google.com/document/d/1hiJWI6A32VQIw0Ilchfu7ZXBGNZQjwd2PqtUeN7infQ/pub</text:p>
              <text:p text:style-name="P1"/>
              <text:p text:style-name="P1"><text:s/>document view https://docs.google.com/document/d/1hiJWI6A32VQIw0Ilchfu7ZXBGNZQjwd2PqtUeN7infQ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><text:tab/>-Erin Edwards</text:p>
              <text:p text:style-name="P1">----</text:p>
              <text:p text:style-name="P1"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/>
              <text:p text:style-name="P1"><text:s/>link https://sites.google.com/view/photoboothrentalnearsandimas/home</text:p>
              <text:p text:style-name="P1"/>
              <text:p text:style-name="P1"><text:s/>document https://docs.google.com/document/d/1pTzydtB8GUzNlraogpuXESGeChtJMI7OvjROH8PMJfU/edit?usp=sharing</text:p>
              <text:p text:style-name="P1"/>
              <text:p text:style-name="P1"><text:s/>document pub https://docs.google.com/document/d/1pTzydtB8GUzNlraogpuXESGeChtJMI7OvjROH8PMJfU/pub</text:p>
              <text:p text:style-name="P1"/>
              <text:p text:style-name="P1"><text:s/>document view https://docs.google.com/document/d/1pTzydtB8GUzNlraogpuXESGeChtJMI7OvjROH8PMJfU/view</text:p>
              <text:p text:style-name="P1"/>
              <text:p text:style-name="P1"><text:s/>document https://docs.google.com/document/d/16l0NBKy5Z9zm9udXGFT9lBbUsBGVTc7Tzd1F9N-y0L4/edit?usp=sharing</text:p>
              <text:p text:style-name="P1"/>
              <text:p text:style-name="P1"><text:s/>document pub https://docs.google.com/document/d/16l0NBKy5Z9zm9udXGFT9lBbUsBGVTc7Tzd1F9N-y0L4/pub</text:p>
              <text:p text:style-name="P1"/>
              <text:p text:style-name="P1"><text:s/>document view https://docs.google.com/document/d/16l0NBKy5Z9zm9udXGFT9lBbUsBGVTc7Tzd1F9N-y0L4/view</text:p>
              <text:p text:style-name="P1"/>
              <text:p text:style-name="P1"><text:s/>document https://docs.google.com/document/d/1kFg6kofwIhp9Pb2-UXq9GxuZ-1er0a_ru6u7U82kBZY/edit?usp=sharing</text:p>
              <text:p text:style-name="P1"/>
              <text:p text:style-name="P1"><text:s/>document pub https://docs.google.com/document/d/1kFg6kofwIhp9Pb2-UXq9GxuZ-1er0a_ru6u7U82kBZY/pub</text:p>
              <text:p text:style-name="P1"/>
              <text:p text:style-name="P1"><text:s/>document view https://docs.google.com/document/d/1kFg6kofwIhp9Pb2-UXq9GxuZ-1er0a_ru6u7U82kBZY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/>
              <text:p text:style-name="P1"><text:s/>link https://sites.google.com/view/photoboothrentalnearsandimas/home</text:p>
              <text:p text:style-name="P1"/>
              <text:p text:style-name="P1"><text:s/>document https://docs.google.com/document/d/1a0g8PyzMHFLaerg6-_0NFP_kJmTCt8eIIucq5tB98zo/edit?usp=sharing</text:p>
              <text:p text:style-name="P1"/>
              <text:p text:style-name="P1"><text:s/>document pub https://docs.google.com/document/d/1a0g8PyzMHFLaerg6-_0NFP_kJmTCt8eIIucq5tB98zo/pub</text:p>
              <text:p text:style-name="P1"/>
              <text:p text:style-name="P1"><text:s/>document view https://docs.google.com/document/d/1a0g8PyzMHFLaerg6-_0NFP_kJmTCt8eIIucq5tB98zo/view</text:p>
              <text:p text:style-name="P1"><text:tab/>-Erin Edwards</text:p>
              <text:p text:style-name="P1">----</text:p>
              <text:p text:style-name="P1">document view https://docs.google.com/document/d/1KQHLEIiZhSHm9h_u4yvtXby66aKhUza6OB182wmM8q0/view</text:p>
              <text:p text:style-name="P1"/>
              <text:p text:style-name="P1"><text:s/>document https://docs.google.com/document/d/1uiaQ7-HQPZhKnX198h5ajpPzpThZAh7D8seJDJOlw2M/edit?usp=sharing</text:p>
              <text:p text:style-name="P1"/>
              <text:p text:style-name="P1"><text:s/>document pub https://docs.google.com/document/d/1uiaQ7-HQPZhKnX198h5ajpPzpThZAh7D8seJDJOlw2M/pub</text:p>
              <text:p text:style-name="P1"/>
              <text:p text:style-name="P1"><text:s/>document view https://docs.google.com/document/d/1uiaQ7-HQPZhKnX198h5ajpPzpThZAh7D8seJDJOlw2M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/>
              <text:p text:style-name="P1"><text:s/>link https://sites.google.com/view/photoboothrentalnearsandimas/home</text:p>
              <text:p text:style-name="P1"/>
              <text:p text:style-name="P1"><text:s/>document https://docs.google.com/document/d/1VLFylCht4Pf8ZpDTJw5uGlLk_5x4NYCrB2CzszMYhy8/edit?usp=sharing</text:p>
              <text:p text:style-name="P1"/>
              <text:p text:style-name="P1"><text:s/>document pub https://docs.google.com/document/d/1VLFylCht4Pf8ZpDTJw5uGlLk_5x4NYCrB2CzszMYhy8/pub</text:p>
              <text:p text:style-name="P1"/>
              <text:p text:style-name="P1"><text:s/>document view https://docs.google.com/document/d/1VLFylCht4Pf8ZpDTJw5uGlLk_5x4NYCrB2CzszMYhy8/view</text:p>
              <text:p text:style-name="P1"/>
              <text:p text:style-name="P1"><text:s/>document https://docs.google.com/document/d/1FE-CHRzjyp1QxhEHE0POzvkdJQVxmEfwt5GodHRqO9k/edit?usp=sharing</text:p>
              <text:p text:style-name="P1"/>
              <text:p text:style-name="P1"><text:s/>document pub https://docs.google.com/document/d/1FE-CHRzjyp1QxhEHE0POzvkdJQVxmEfwt5GodHRqO9k/pub</text:p>
              <text:p text:style-name="P1"/>
              <text:p text:style-name="P1"><text:s/>document view https://docs.google.com/document/d/1FE-CHRzjyp1QxhEHE0POzvkdJQVxmEfwt5GodHRqO9k/view</text:p>
              <text:p text:style-name="P1"/>
              <text:p text:style-name="P1"><text:s/>document https://docs.google.com/document/d/1dCn5dnqMEjRKOWdyP_ze21o7GT3AbpnR5GrM8HS0nEg/edit?usp=sharing</text:p>
              <text:p text:style-name="P1"/>
              <text:p text:style-name="P1"><text:s/>document pub https://docs.google.com/document/d/1dCn5dnqMEjRKOWdyP_ze21o7GT3AbpnR5GrM8HS0nEg/pub</text:p>
              <text:p text:style-name="P1"/>
              <text:p text:style-name="P1"><text:s/>document view https://docs.google.com/document/d/1dCn5dnqMEjRKOWdyP_ze21o7GT3AbpnR5GrM8HS0nEg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><text:tab/>-Erin Edwards</text:p>
              <text:p text:style-name="P1">----</text:p>
              <text:p text:style-name="P1">link https://sites.google.com/view/photoboothrentalnearsandimas/home</text:p>
              <text:p text:style-name="P1"/>
              <text:p text:style-name="P1"><text:s/>document https://docs.google.com/document/d/1OFTjHglkF94-H16-juDVNTMSkA2vj50Qx2Q5wewqXfM/edit?usp=sharing</text:p>
              <text:p text:style-name="P1"/>
              <text:p text:style-name="P1"><text:s/>document pub https://docs.google.com/document/d/1OFTjHglkF94-H16-juDVNTMSkA2vj50Qx2Q5wewqXfM/pub</text:p>
              <text:p text:style-name="P1"/>
              <text:p text:style-name="P1"><text:s/>document view https://docs.google.com/document/d/1OFTjHglkF94-H16-juDVNTMSkA2vj50Qx2Q5wewqXfM/view</text:p>
              <text:p text:style-name="P1"/>
              <text:p text:style-name="P1"><text:s/>document https://docs.google.com/document/d/1iBySXMITuP2VLHBu8dB4cBM5Pc7Gwki1GAhgncdMCns/edit?usp=sharing</text:p>
              <text:p text:style-name="P1"/>
              <text:p text:style-name="P1"><text:s/>document pub https://docs.google.com/document/d/1iBySXMITuP2VLHBu8dB4cBM5Pc7Gwki1GAhgncdMCns/pub</text:p>
              <text:p text:style-name="P1"/>
              <text:p text:style-name="P1"><text:s/>document view https://docs.google.com/document/d/1iBySXMITuP2VLHBu8dB4cBM5Pc7Gwki1GAhgncdMCns/view</text:p>
              <text:p text:style-name="P1"/>
              <text:p text:style-name="P1"><text:s/>document https://docs.google.com/document/d/1lw2NOq1OAALSjplx4gzo0bTQzfMKutpwlLqH5Njz7xc/edit?usp=sharing</text:p>
              <text:p text:style-name="P1"/>
              <text:p text:style-name="P1"><text:s/>document pub https://docs.google.com/document/d/1lw2NOq1OAALSjplx4gzo0bTQzfMKutpwlLqH5Njz7xc/pub</text:p>
              <text:p text:style-name="P1"/>
              <text:p text:style-name="P1"><text:s/>document view https://docs.google.com/document/d/1lw2NOq1OAALSjplx4gzo0bTQzfMKutpwlLqH5Njz7xc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/>
              <text:p text:style-name="P1"><text:s/>link https://sites.google.com/view/photoboothrentalnearsandimas/home</text:p>
              <text:p text:style-name="P1"/>
              <text:p text:style-name="P1"><text:s/>document https://docs.google.com/document/d/1_j4j5P8Zjjx8Jo7t3bhTNvJes0BVrLugBTRdDfijYA4/edit?usp=sharing</text:p>
              <text:p text:style-name="P1"/>
              <text:p text:style-name="P1"><text:s/>document pub https://docs.google.com/document/d/1_j4j5P8Zjjx8Jo7t3bhTNvJes0BVrLugBTRdDfijYA4/pub</text:p>
              <text:p text:style-name="P1"/>
              <text:p text:style-name="P1"><text:s/>document view https://docs.google.com/document/d/1_j4j5P8Zjjx8Jo7t3bhTNvJes0BVrLugBTRdDfijYA4/view</text:p>
              <text:p text:style-name="P1"/>
              <text:p text:style-name="P1"><text:s/>document https://docs.google.com/document/d/1KQHLEIiZhSHm9h_u4yvtXby66aKhUza6OB182wmM8q0/edit?usp=sharing</text:p>
              <text:p text:style-name="P1"/>
              <text:p text:style-name="P1"><text:s/>document pub https://docs.google.com/document/d/1KQHLEIiZhSHm9h_u4yvtXby66aKhUza6OB182wmM8q0/pub</text:p>
              <text:p text:style-name="P1"><text:tab/>-Erin Edwards</text:p>
              <text:p text:style-name="P1">----</text:p>
              <text:p text:style-name="P1">document pub https://docs.google.com/document/d/11VGMNN2I82cUEOAExH13CjjqokuOP2_tmv1UAc8Gc0U/pub</text:p>
              <text:p text:style-name="P1"/>
              <text:p text:style-name="P1"><text:s/>document view https://docs.google.com/document/d/11VGMNN2I82cUEOAExH13CjjqokuOP2_tmv1UAc8Gc0U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/>
              <text:p text:style-name="P1"><text:s/>link https://sites.google.com/view/photoboothrentalnearsandimas/home</text:p>
              <text:p text:style-name="P1"/>
              <text:p text:style-name="P1"><text:s/>document https://docs.google.com/document/d/1eP2BDoUJD9WQuSdEpP1EcyG0nDFef-ftQlS2BBdJOxk/edit?usp=sharing</text:p>
              <text:p text:style-name="P1"/>
              <text:p text:style-name="P1"><text:s/>document pub https://docs.google.com/document/d/1eP2BDoUJD9WQuSdEpP1EcyG0nDFef-ftQlS2BBdJOxk/pub</text:p>
              <text:p text:style-name="P1"/>
              <text:p text:style-name="P1"><text:s/>document view https://docs.google.com/document/d/1eP2BDoUJD9WQuSdEpP1EcyG0nDFef-ftQlS2BBdJOxk/view</text:p>
              <text:p text:style-name="P1"/>
              <text:p text:style-name="P1"><text:s/>document https://docs.google.com/document/d/1y0-d0h5G7Al-5oo2QQzCd3UVicvvv7x78MRoCU-iyrs/edit?usp=sharing</text:p>
              <text:p text:style-name="P1"/>
              <text:p text:style-name="P1"><text:s/>document pub https://docs.google.com/document/d/1y0-d0h5G7Al-5oo2QQzCd3UVicvvv7x78MRoCU-iyrs/pub</text:p>
              <text:p text:style-name="P1"/>
              <text:p text:style-name="P1"><text:s/>document view https://docs.google.com/document/d/1y0-d0h5G7Al-5oo2QQzCd3UVicvvv7x78MRoCU-iyrs/view</text:p>
              <text:p text:style-name="P1"/>
              <text:p text:style-name="P1"><text:s/>document https://docs.google.com/document/d/14pSfTEAahAox6sA2sz-pF6Nq_UK3pt2i45otxZt6g-o/edit?usp=sharing</text:p>
              <text:p text:style-name="P1"/>
              <text:p text:style-name="P1"><text:s/>document pub https://docs.google.com/document/d/14pSfTEAahAox6sA2sz-pF6Nq_UK3pt2i45otxZt6g-o/pub</text:p>
              <text:p text:style-name="P1"/>
              <text:p text:style-name="P1"><text:s/>document view https://docs.google.com/document/d/14pSfTEAahAox6sA2sz-pF6Nq_UK3pt2i45otxZt6g-o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><text:tab/>-Erin Edwards</text:p>
              <text:p text:style-name="P1">----</text:p>
              <text:p text:style-name="P1">Calendar - All Day Event https://www.google.com/calendar/event?eid=cWszbmJ0bGI3ZHVyOWRjZWpxNTZxZTU0M2MgM2VlY2UyNWFiZDlhNjc4OTU4ZThkZjA3OTcxY2YzOTE0YzVkNWFkMjY3MjA1YmRkMTIyZWEwNjlkZGVmNjY4ZUBncm91cC5jYWxlbmRhci5nb29nbGUuY29t</text:p>
              <text:p text:style-name="P1"/>
              <text:p text:style-name="P1"><text:s/>video https://youtu.be/3AjCF0_H6pI</text:p>
              <text:p text:style-name="P1"/>
              <text:p text:style-name="P1"><text:s/>video https://youtu.be/yD1Nwl2R0O4</text:p>
              <text:p text:style-name="P1"/>
              <text:p text:style-name="P1"><text:s/>video https://youtu.be/WWlZX-7fMis</text:p>
              <text:p text:style-name="P1"/>
              <text:p text:style-name="P1"><text:s/>video https://youtu.be/uceVMj8rYks</text:p>
              <text:p text:style-name="P1"/>
              <text:p text:style-name="P1"><text:s/>video https://youtu.be/5m1UqrkL-Qs</text:p>
              <text:p text:style-name="P1"/>
              <text:p text:style-name="P1"><text:s/>sheet https://docs.google.com/spreadsheets/d/1-f3ZjF4EDMXC_V23NPq2xt3emks1j6s1m2XGPpNlAeo/edit#gid=0</text:p>
              <text:p text:style-name="P1"/>
              <text:p text:style-name="P1"><text:s/>sheet https://docs.google.com/spreadsheets/d/1-f3ZjF4EDMXC_V23NPq2xt3emks1j6s1m2XGPpNlAeo/edit#gid=2022022764</text:p>
              <text:p text:style-name="P1"/>
              <text:p text:style-name="P1"><text:s/>sheet https://docs.google.com/spreadsheets/d/1-f3ZjF4EDMXC_V23NPq2xt3emks1j6s1m2XGPpNlAeo/edit#gid=541204013</text:p>
              <text:p text:style-name="P1"/>
              <text:p text:style-name="P1"><text:s/>sheet https://docs.google.com/spreadsheets/d/1-f3ZjF4EDMXC_V23NPq2xt3emks1j6s1m2XGPpNlAeo/edit#gid=636843764</text:p>
              <text:p text:style-name="P1"/>
              <text:p text:style-name="P1"><text:s/>sheet https://docs.google.com/spreadsheets/d/1-f3ZjF4EDMXC_V23NPq2xt3emks1j6s1m2XGPpNlAeo/edit#gid=743047592</text:p>
              <text:p text:style-name="P1"/>
              <text:p text:style-name="P1"><text:s/>folder HTML https://drive.google.com/drive/folders/1Sbm1A3-mpKLAjNXgC-M0Ju4QBIzo-XkK?usp=sharing</text:p>
              <text:p text:style-name="P1"/>
              <text:p text:style-name="P1"><text:s/>HTML https://drive.google.com/file/d/1-EYtu3YiAhWM9qyz0Zqw3MamK04Rpcji/view?usp=sharing</text:p>
              <text:p text:style-name="P1"/>
              <text:p text:style-name="P1"><text:s/>folder Microsoft Files https://drive.google.com/drive/folders/1g2omblc7ecP7zoEmfSxgyeepZCb9xhgI?usp=sharing</text:p>
              <text:p text:style-name="P1"/>
              <text:p text:style-name="P1"><text:s/>document https://docs.google.com/document/d/1gMnq4b4afODyRq0o9oiiFqDn_OrNj_nBg0KSbQ3UBAE/edit?usp=sharing</text:p>
              <text:p text:style-name="P1"/>
              <text:p text:style-name="P1"><text:s/>document pub https://docs.google.com/document/d/1gMnq4b4afODyRq0o9oiiFqDn_OrNj_nBg0KSbQ3UBAE/pub</text:p>
              <text:p text:style-name="P1"/>
              <text:p text:style-name="P1"><text:s/>document view https://docs.google.com/document/d/1gMnq4b4afODyRq0o9oiiFqDn_OrNj_nBg0KSbQ3UBAE/view</text:p>
              <text:p text:style-name="P1"/>
              <text:p text:style-name="P1"><text:s/>document https://docs.google.com/document/d/1TH5p6XEN5a1NDLJKtXdSTAGSHqcxcXDkViamXTavn0U/edit?usp=sharing</text:p>
              <text:p text:style-name="P1"/>
              <text:p text:style-name="P1"><text:s/>document pub https://docs.google.com/document/d/1TH5p6XEN5a1NDLJKtXdSTAGSHqcxcXDkViamXTavn0U/pub</text:p>
              <text:p text:style-name="P1"/>
              <text:p text:style-name="P1"><text:s/>document view https://docs.google.com/document/d/1TH5p6XEN5a1NDLJKtXdSTAGSHqcxcXDkViamXTavn0U/view</text:p>
              <text:p text:style-name="P1"/>
              <text:p text:style-name="P1"><text:s/>document https://docs.google.com/document/d/11VGMNN2I82cUEOAExH13CjjqokuOP2_tmv1UAc8Gc0U/edit?usp=sharing</text:p>
              <text:p text:style-name="P1"><text:tab/>-Erin Edwards</text:p>
              <text:p text:style-name="P1">----</text:p>
              <text:p text:style-name="P1">Calendar - All Day Event https://www.google.com/calendar/event?eid=djhrZzFudmI5ajRqaGtvZjQwNGdvczVqNDggM2VlY2UyNWFiZDlhNjc4OTU4ZThkZjA3OTcxY2YzOTE0YzVkNWFkMjY3MjA1YmRkMTIyZWEwNjlkZGVmNjY4ZUBncm91cC5jYWxlbmRhci5nb29nbGUuY29t</text:p>
              <text:p text:style-name="P1"/>
              <text:p text:style-name="P1"><text:s/>Calendar - All Day Event https://www.google.com/calendar/event?eid=am1xOHAycGRtb2lkbW9zM2k4bGlwYjE4OGcgM2VlY2UyNWFiZDlhNjc4OTU4ZThkZjA3OTcxY2YzOTE0YzVkNWFkMjY3MjA1YmRkMTIyZWEwNjlkZGVmNjY4ZUBncm91cC5jYWxlbmRhci5nb29nbGUuY29t</text:p>
              <text:p text:style-name="P1"/>
              <text:p text:style-name="P1"><text:s/>Calendar - All Day Event https://www.google.com/calendar/event?eid=ZGU2M2llMG51NDk2MHE0bTNtdXE0ZmMzMjQgM2VlY2UyNWFiZDlhNjc4OTU4ZThkZjA3OTcxY2YzOTE0YzVkNWFkMjY3MjA1YmRkMTIyZWEwNjlkZGVmNjY4ZUBncm91cC5jYWxlbmRhci5nb29nbGUuY29t</text:p>
              <text:p text:style-name="P1"/>
              <text:p text:style-name="P1"><text:s/>Calendar - All Day Event https://www.google.com/calendar/event?eid=ZnR0MjA2OWl0NDdqYWplNDJpazk2NHUzMGMgM2VlY2UyNWFiZDlhNjc4OTU4ZThkZjA3OTcxY2YzOTE0YzVkNWFkMjY3MjA1YmRkMTIyZWEwNjlkZGVmNjY4ZUBncm91cC5jYWxlbmRhci5nb29nbGUuY29t</text:p>
              <text:p text:style-name="P1"/>
              <text:p text:style-name="P1"><text:s/>Calendar - All Day Event https://www.google.com/calendar/event?eid=ZDNoYmNsNDJkZmw2cXJwOWc3ZjYzaG5jMGcgM2VlY2UyNWFiZDlhNjc4OTU4ZThkZjA3OTcxY2YzOTE0YzVkNWFkMjY3MjA1YmRkMTIyZWEwNjlkZGVmNjY4ZUBncm91cC5jYWxlbmRhci5nb29nbGUuY29t</text:p>
              <text:p text:style-name="P1"/>
              <text:p text:style-name="P1"><text:s/>Calendar - All Day Event https://www.google.com/calendar/event?eid=NWNjaTl1b3Fpam9qYzlraHRwZThsbGNpa2sgM2VlY2UyNWFiZDlhNjc4OTU4ZThkZjA3OTcxY2YzOTE0YzVkNWFkMjY3MjA1YmRkMTIyZWEwNjlkZGVmNjY4ZUBncm91cC5jYWxlbmRhci5nb29nbGUuY29t</text:p>
              <text:p text:style-name="P1"/>
              <text:p text:style-name="P1"><text:s/>Calendar - All Day Event https://www.google.com/calendar/event?eid=dDljNGd1cDJrNTBydW1jb2Job2ppNGVoZTAgM2VlY2UyNWFiZDlhNjc4OTU4ZThkZjA3OTcxY2YzOTE0YzVkNWFkMjY3MjA1YmRkMTIyZWEwNjlkZGVmNjY4ZUBncm91cC5jYWxlbmRhci5nb29nbGUuY29t</text:p>
              <text:p text:style-name="P1"/>
              <text:p text:style-name="P1"><text:s/>Calendar - All Day Event https://www.google.com/calendar/event?eid=b2JqaTcyOGRjcmVqM3Q1Z2I4YmdyNXZob2sgM2VlY2UyNWFiZDlhNjc4OTU4ZThkZjA3OTcxY2YzOTE0YzVkNWFkMjY3MjA1YmRkMTIyZWEwNjlkZGVmNjY4ZUBncm91cC5jYWxlbmRhci5nb29nbGUuY29t</text:p>
              <text:p text:style-name="P1"/>
              <text:p text:style-name="P1"><text:s/>Calendar - All Day Event https://www.google.com/calendar/event?eid=ajQ4bGw3ZzY5czB1anR0Nzg3M3VtbnVqbGMgM2VlY2UyNWFiZDlhNjc4OTU4ZThkZjA3OTcxY2YzOTE0YzVkNWFkMjY3MjA1YmRkMTIyZWEwNjlkZGVmNjY4ZUBncm91cC5jYWxlbmRhci5nb29nbGUuY29t</text:p>
              <text:p text:style-name="P1"><text:tab/>-Erin Edwards</text:p>
              <text:p text:style-name="P1">----</text:p>
              <text:p text:style-name="P1">document pub https://docs.google.com/document/d/1Z7qWg3Kx5JzA7_v3TpoaCJ64T_pIdbWESh9iLF9hTJ4/pub</text:p>
              <text:p text:style-name="P1"/>
              <text:p text:style-name="P1"><text:s/>document view https://docs.google.com/document/d/1Z7qWg3Kx5JzA7_v3TpoaCJ64T_pIdbWESh9iLF9hTJ4/view</text:p>
              <text:p text:style-name="P1"/>
              <text:p text:style-name="P1"><text:s/>presentation https://docs.google.com/presentation/d/1Vnkt3M4ca3Hh7Ybb6ohGWUjN1a70lw6i0-yVikpPZTQ/edit?usp=sharing</text:p>
              <text:p text:style-name="P1"/>
              <text:p text:style-name="P1"><text:s/>presentation pub https://docs.google.com/presentation/d/1Vnkt3M4ca3Hh7Ybb6ohGWUjN1a70lw6i0-yVikpPZTQ/pub?start=true&amp;loop=true&amp;delayms=3000</text:p>
              <text:p text:style-name="P1"/>
              <text:p text:style-name="P1"><text:s/>presentation view https://docs.google.com/presentation/d/1Vnkt3M4ca3Hh7Ybb6ohGWUjN1a70lw6i0-yVikpPZTQ/view</text:p>
              <text:p text:style-name="P1"/>
              <text:p text:style-name="P1"><text:s/>presentation html https://docs.google.com/presentation/d/1Vnkt3M4ca3Hh7Ybb6ohGWUjN1a70lw6i0-yVikpPZTQ/htmlpresent</text:p>
              <text:p text:style-name="P1"/>
              <text:p text:style-name="P1"><text:s/>calendar https://calendar.google.com/calendar/embed?src=3eece25abd9a678958e8df07971cf3914c5d5ad267205bdd122ea069ddef668e@group.calendar.google.com</text:p>
              <text:p text:style-name="P1"/>
              <text:p text:style-name="P1"><text:s/>Calendar - All Day Event https://www.google.com/calendar/event?eid=dTkzOWsyZmkyMXM0cXVidGFjYzRzaHNwZG8gM2VlY2UyNWFiZDlhNjc4OTU4ZThkZjA3OTcxY2YzOTE0YzVkNWFkMjY3MjA1YmRkMTIyZWEwNjlkZGVmNjY4ZUBncm91cC5jYWxlbmRhci5nb29nbGUuY29t</text:p>
              <text:p text:style-name="P1"/>
              <text:p text:style-name="P1"><text:s/>Calendar - All Day Event https://www.google.com/calendar/event?eid=bmx0amNyYjhwZ2JrZXVzMmN0ZDBwb3UxaDAgM2VlY2UyNWFiZDlhNjc4OTU4ZThkZjA3OTcxY2YzOTE0YzVkNWFkMjY3MjA1YmRkMTIyZWEwNjlkZGVmNjY4ZUBncm91cC5jYWxlbmRhci5nb29nbGUuY29t</text:p>
              <text:p text:style-name="P1"/>
              <text:p text:style-name="P1"><text:s/>Calendar - All Day Event https://www.google.com/calendar/event?eid=OG9tMm1xOHUwMzBuY242dTZmdDYxbjVuZjAgM2VlY2UyNWFiZDlhNjc4OTU4ZThkZjA3OTcxY2YzOTE0YzVkNWFkMjY3MjA1YmRkMTIyZWEwNjlkZGVmNjY4ZUBncm91cC5jYWxlbmRhci5nb29nbGUuY29t</text:p>
              <text:p text:style-name="P1"/>
              <text:p text:style-name="P1"><text:s/>Calendar - All Day Event https://www.google.com/calendar/event?eid=cDE2dGZjc3UxY2FvcDlrYTdlMWo0YTBjZDQgM2VlY2UyNWFiZDlhNjc4OTU4ZThkZjA3OTcxY2YzOTE0YzVkNWFkMjY3MjA1YmRkMTIyZWEwNjlkZGVmNjY4ZUBncm91cC5jYWxlbmRhci5nb29nbGUuY29t</text:p>
              <text:p text:style-name="P1"/>
              <text:p text:style-name="P1"><text:s/>Calendar - All Day Event https://www.google.com/calendar/event?eid=Z3M3czVsZnZoN2g3cW44bWxrbmRnZWdqb2MgM2VlY2UyNWFiZDlhNjc4OTU4ZThkZjA3OTcxY2YzOTE0YzVkNWFkMjY3MjA1YmRkMTIyZWEwNjlkZGVmNjY4ZUBncm91cC5jYWxlbmRhci5nb29nbGUuY29t</text:p>
              <text:p text:style-name="P1"><text:tab/>-Erin Edwards</text:p>
              <text:p text:style-name="P1">----</text:p>
              <text:p text:style-name="P1">CellImage </text:p>
              <text:p text:style-name="P1"/>
              <text:p text:style-name="P1"><text:s/>target url https://sites.google.com/view/ai-face-swap-photo-booth/home</text:p>
              <text:p text:style-name="P1"/>
              <text:p text:style-name="P1"><text:s/>folder top https://drive.google.com/drive/folders/1jyXgRyJKsrivEDCe96Vlj0aPh32KZuO7?usp=sharing</text:p>
              <text:p text:style-name="P1"/>
              <text:p text:style-name="P1"><text:s/>rss feed https://news.google.com/rss/search?q=aiphotobooth</text:p>
              <text:p text:style-name="P1"/>
              <text:p text:style-name="P1"><text:s/>folder articles https://drive.google.com/drive/folders/1tfsf2PTuQaFZMJ3xKVhA2sBKeOCFbxP4?usp=sharing</text:p>
              <text:p text:style-name="P1"/>
              <text:p text:style-name="P1"><text:s/>folder photos https://drive.google.com/drive/folders/1yl1ii70tf-PKRxSzsQkOrcP3kF3_YROU?usp=sharing</text:p>
              <text:p text:style-name="P1"/>
              <text:p text:style-name="P1"><text:s/>folder pdfs https://drive.google.com/drive/folders/17fJh1MdYoE00YiDbnXf4xkEDGEQXeCbj?usp=sharing</text:p>
              <text:p text:style-name="P1"/>
              <text:p text:style-name="P1"><text:s/>folder slides https://drive.google.com/drive/folders/1gZ6qtno5xspPtfcVQX3I7qDOpgGm5h9H?usp=sharing</text:p>
              <text:p text:style-name="P1"/>
              <text:p text:style-name="P1"><text:s/>photo https://drive.google.com/file/d/1S5sjkvMhie1HaZ6IJAtEozK_5kzeiW10/view?usp=sharing</text:p>
              <text:p text:style-name="P1"/>
              <text:p text:style-name="P1"><text:s/>photo https://drive.google.com/file/d/1IByJfZTakIptE6tLQpRfFEZJvkhpjvna/view?usp=sharing</text:p>
              <text:p text:style-name="P1"/>
              <text:p text:style-name="P1"><text:s/>photo https://drive.google.com/file/d/1mz_u8Q0HMByzzD3CtqVB6w3zXsh9l5I5/view?usp=sharing</text:p>
              <text:p text:style-name="P1"/>
              <text:p text:style-name="P1"><text:s/>photo https://drive.google.com/file/d/1lym-fdmZ8GJbsIB-IiFtBWRduuiMlsX6/view?usp=sharing</text:p>
              <text:p text:style-name="P1"/>
              <text:p text:style-name="P1"><text:s/>spreadsheet https://docs.google.com/spreadsheets/d/1-f3ZjF4EDMXC_V23NPq2xt3emks1j6s1m2XGPpNlAeo/edit?usp=sharing</text:p>
              <text:p text:style-name="P1"/>
              <text:p text:style-name="P1"><text:s/>spreadsheet key https://docs.google.com/spreadsheet/pub?key=1-f3ZjF4EDMXC_V23NPq2xt3emks1j6s1m2XGPpNlAeo</text:p>
              <text:p text:style-name="P1"/>
              <text:p text:style-name="P1"><text:s/>spreadsheet pubhtml https://docs.google.com/spreadsheets/d/1-f3ZjF4EDMXC_V23NPq2xt3emks1j6s1m2XGPpNlAeo/pubhtml</text:p>
              <text:p text:style-name="P1"/>
              <text:p text:style-name="P1"><text:s/>spreadsheet pub https://docs.google.com/spreadsheets/d/1-f3ZjF4EDMXC_V23NPq2xt3emks1j6s1m2XGPpNlAeo/pub</text:p>
              <text:p text:style-name="P1"/>
              <text:p text:style-name="P1"><text:s/>spreadsheet view https://docs.google.com/spreadsheets/d/1-f3ZjF4EDMXC_V23NPq2xt3emks1j6s1m2XGPpNlAeo/view</text:p>
              <text:p text:style-name="P1"/>
              <text:p text:style-name="P1"><text:s/>form https://docs.google.com/forms/d/1O4o1vsQAvMFCyrzQsp9PUgFaaWbrYv1Gqao6liPDSMo/edit?usp=sharing</text:p>
              <text:p text:style-name="P1"/>
              <text:p text:style-name="P1"><text:s/>drawing https://docs.google.com/drawings/d/17SMjjX-Bee00miZ6KfBAe7-ZTVIcOvV44zpXWR8uQAM/edit?usp=sharing</text:p>
              <text:p text:style-name="P1"/>
              <text:p text:style-name="P1"><text:s/>image https://drive.google.com/file/d/1Ub_baxN1yIKa7z6PHbWKiQ5Hv3QmkYdb/view?usp=drivesdk</text:p>
              <text:p text:style-name="P1"/>
              <text:p text:style-name="P1"><text:s/>image link https://sites.google.com/view/ai-face-swap-photo-booth/home</text:p>
              <text:p text:style-name="P1"/>
              <text:p text:style-name="P1"><text:s/>document https://docs.google.com/document/d/1Z7qWg3Kx5JzA7_v3TpoaCJ64T_pIdbWESh9iLF9hTJ4/edit?usp=sharing</text:p>
              <text:p text:style-name="P1"><text:tab/>-Erin Edwards</text:p>
            </office:annotation>
            <text:p>All Day Event</text:p>
          </table:table-cell>
          <table:table-cell table:style-name="ce2" office:value-type="string" calcext:value-type="string">
            <text:p><text:a xlink:href="https://www.google.com/calendar/event?eid=dTkzOWsyZmkyMXM0cXVidGFjYzRzaHNwZG8gM2VlY2UyNWFiZDlhNjc4OTU4ZThkZjA3OTcxY2YzOTE0YzVkNWFkMjY3MjA1YmRkMTIyZWEwNjlkZGVmNjY4ZUBncm91cC5jYWxlbmRhci5nb29nbGUuY29t" xlink:type="simple">https://www.google.com/calendar/event?eid=dTkzOWsyZmkyMXM0cXVidGFjYzRzaHNwZG8gM2VlY2UyNWFiZDlhNjc4OTU4ZThkZjA3OTcxY2YzOTE0YzVkNWFkMjY3MjA1YmRkMTIyZWEwNjlkZGVmNjY4ZU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bmx0amNyYjhwZ2JrZXVzMmN0ZDBwb3UxaDAgM2VlY2UyNWFiZDlhNjc4OTU4ZThkZjA3OTcxY2YzOTE0YzVkNWFkMjY3MjA1YmRkMTIyZWEwNjlkZGVmNjY4ZUBncm91cC5jYWxlbmRhci5nb29nbGUuY29t" xlink:type="simple">https://www.google.com/calendar/event?eid=bmx0amNyYjhwZ2JrZXVzMmN0ZDBwb3UxaDAgM2VlY2UyNWFiZDlhNjc4OTU4ZThkZjA3OTcxY2YzOTE0YzVkNWFkMjY3MjA1YmRkMTIyZWEwNjlkZGVmNjY4ZU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OG9tMm1xOHUwMzBuY242dTZmdDYxbjVuZjAgM2VlY2UyNWFiZDlhNjc4OTU4ZThkZjA3OTcxY2YzOTE0YzVkNWFkMjY3MjA1YmRkMTIyZWEwNjlkZGVmNjY4ZUBncm91cC5jYWxlbmRhci5nb29nbGUuY29t" xlink:type="simple">https://www.google.com/calendar/event?eid=OG9tMm1xOHUwMzBuY242dTZmdDYxbjVuZjAgM2VlY2UyNWFiZDlhNjc4OTU4ZThkZjA3OTcxY2YzOTE0YzVkNWFkMjY3MjA1YmRkMTIyZWEwNjlkZGVmNjY4ZU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cDE2dGZjc3UxY2FvcDlrYTdlMWo0YTBjZDQgM2VlY2UyNWFiZDlhNjc4OTU4ZThkZjA3OTcxY2YzOTE0YzVkNWFkMjY3MjA1YmRkMTIyZWEwNjlkZGVmNjY4ZUBncm91cC5jYWxlbmRhci5nb29nbGUuY29t" xlink:type="simple">https://www.google.com/calendar/event?eid=cDE2dGZjc3UxY2FvcDlrYTdlMWo0YTBjZDQgM2VlY2UyNWFiZDlhNjc4OTU4ZThkZjA3OTcxY2YzOTE0YzVkNWFkMjY3MjA1YmRkMTIyZWEwNjlkZGVmNjY4ZU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Z3M3czVsZnZoN2g3cW44bWxrbmRnZWdqb2MgM2VlY2UyNWFiZDlhNjc4OTU4ZThkZjA3OTcxY2YzOTE0YzVkNWFkMjY3MjA1YmRkMTIyZWEwNjlkZGVmNjY4ZUBncm91cC5jYWxlbmRhci5nb29nbGUuY29t" xlink:type="simple">https://www.google.com/calendar/event?eid=Z3M3czVsZnZoN2g3cW44bWxrbmRnZWdqb2MgM2VlY2UyNWFiZDlhNjc4OTU4ZThkZjA3OTcxY2YzOTE0YzVkNWFkMjY3MjA1YmRkMTIyZWEwNjlkZGVmNjY4ZU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djhrZzFudmI5ajRqaGtvZjQwNGdvczVqNDggM2VlY2UyNWFiZDlhNjc4OTU4ZThkZjA3OTcxY2YzOTE0YzVkNWFkMjY3MjA1YmRkMTIyZWEwNjlkZGVmNjY4ZUBncm91cC5jYWxlbmRhci5nb29nbGUuY29t" xlink:type="simple">https://www.google.com/calendar/event?eid=djhrZzFudmI5ajRqaGtvZjQwNGdvczVqNDggM2VlY2UyNWFiZDlhNjc4OTU4ZThkZjA3OTcxY2YzOTE0YzVkNWFkMjY3MjA1YmRkMTIyZWEwNjlkZGVmNjY4ZU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am1xOHAycGRtb2lkbW9zM2k4bGlwYjE4OGcgM2VlY2UyNWFiZDlhNjc4OTU4ZThkZjA3OTcxY2YzOTE0YzVkNWFkMjY3MjA1YmRkMTIyZWEwNjlkZGVmNjY4ZUBncm91cC5jYWxlbmRhci5nb29nbGUuY29t" xlink:type="simple">https://www.google.com/calendar/event?eid=am1xOHAycGRtb2lkbW9zM2k4bGlwYjE4OGcgM2VlY2UyNWFiZDlhNjc4OTU4ZThkZjA3OTcxY2YzOTE0YzVkNWFkMjY3MjA1YmRkMTIyZWEwNjlkZGVmNjY4ZU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ZGU2M2llMG51NDk2MHE0bTNtdXE0ZmMzMjQgM2VlY2UyNWFiZDlhNjc4OTU4ZThkZjA3OTcxY2YzOTE0YzVkNWFkMjY3MjA1YmRkMTIyZWEwNjlkZGVmNjY4ZUBncm91cC5jYWxlbmRhci5nb29nbGUuY29t" xlink:type="simple">https://www.google.com/calendar/event?eid=ZGU2M2llMG51NDk2MHE0bTNtdXE0ZmMzMjQgM2VlY2UyNWFiZDlhNjc4OTU4ZThkZjA3OTcxY2YzOTE0YzVkNWFkMjY3MjA1YmRkMTIyZWEwNjlkZGVmNjY4ZU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ZnR0MjA2OWl0NDdqYWplNDJpazk2NHUzMGMgM2VlY2UyNWFiZDlhNjc4OTU4ZThkZjA3OTcxY2YzOTE0YzVkNWFkMjY3MjA1YmRkMTIyZWEwNjlkZGVmNjY4ZUBncm91cC5jYWxlbmRhci5nb29nbGUuY29t" xlink:type="simple">https://www.google.com/calendar/event?eid=ZnR0MjA2OWl0NDdqYWplNDJpazk2NHUzMGMgM2VlY2UyNWFiZDlhNjc4OTU4ZThkZjA3OTcxY2YzOTE0YzVkNWFkMjY3MjA1YmRkMTIyZWEwNjlkZGVmNjY4ZU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ZDNoYmNsNDJkZmw2cXJwOWc3ZjYzaG5jMGcgM2VlY2UyNWFiZDlhNjc4OTU4ZThkZjA3OTcxY2YzOTE0YzVkNWFkMjY3MjA1YmRkMTIyZWEwNjlkZGVmNjY4ZUBncm91cC5jYWxlbmRhci5nb29nbGUuY29t" xlink:type="simple">https://www.google.com/calendar/event?eid=ZDNoYmNsNDJkZmw2cXJwOWc3ZjYzaG5jMGcgM2VlY2UyNWFiZDlhNjc4OTU4ZThkZjA3OTcxY2YzOTE0YzVkNWFkMjY3MjA1YmRkMTIyZWEwNjlkZGVmNjY4ZU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NWNjaTl1b3Fpam9qYzlraHRwZThsbGNpa2sgM2VlY2UyNWFiZDlhNjc4OTU4ZThkZjA3OTcxY2YzOTE0YzVkNWFkMjY3MjA1YmRkMTIyZWEwNjlkZGVmNjY4ZUBncm91cC5jYWxlbmRhci5nb29nbGUuY29t" xlink:type="simple">https://www.google.com/calendar/event?eid=NWNjaTl1b3Fpam9qYzlraHRwZThsbGNpa2sgM2VlY2UyNWFiZDlhNjc4OTU4ZThkZjA3OTcxY2YzOTE0YzVkNWFkMjY3MjA1YmRkMTIyZWEwNjlkZGVmNjY4ZU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dDljNGd1cDJrNTBydW1jb2Job2ppNGVoZTAgM2VlY2UyNWFiZDlhNjc4OTU4ZThkZjA3OTcxY2YzOTE0YzVkNWFkMjY3MjA1YmRkMTIyZWEwNjlkZGVmNjY4ZUBncm91cC5jYWxlbmRhci5nb29nbGUuY29t" xlink:type="simple">https://www.google.com/calendar/event?eid=dDljNGd1cDJrNTBydW1jb2Job2ppNGVoZTAgM2VlY2UyNWFiZDlhNjc4OTU4ZThkZjA3OTcxY2YzOTE0YzVkNWFkMjY3MjA1YmRkMTIyZWEwNjlkZGVmNjY4ZU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b2JqaTcyOGRjcmVqM3Q1Z2I4YmdyNXZob2sgM2VlY2UyNWFiZDlhNjc4OTU4ZThkZjA3OTcxY2YzOTE0YzVkNWFkMjY3MjA1YmRkMTIyZWEwNjlkZGVmNjY4ZUBncm91cC5jYWxlbmRhci5nb29nbGUuY29t" xlink:type="simple">https://www.google.com/calendar/event?eid=b2JqaTcyOGRjcmVqM3Q1Z2I4YmdyNXZob2sgM2VlY2UyNWFiZDlhNjc4OTU4ZThkZjA3OTcxY2YzOTE0YzVkNWFkMjY3MjA1YmRkMTIyZWEwNjlkZGVmNjY4ZU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ajQ4bGw3ZzY5czB1anR0Nzg3M3VtbnVqbGMgM2VlY2UyNWFiZDlhNjc4OTU4ZThkZjA3OTcxY2YzOTE0YzVkNWFkMjY3MjA1YmRkMTIyZWEwNjlkZGVmNjY4ZUBncm91cC5jYWxlbmRhci5nb29nbGUuY29t" xlink:type="simple">https://www.google.com/calendar/event?eid=ajQ4bGw3ZzY5czB1anR0Nzg3M3VtbnVqbGMgM2VlY2UyNWFiZDlhNjc4OTU4ZThkZjA3OTcxY2YzOTE0YzVkNWFkMjY3MjA1YmRkMTIyZWEwNjlkZGVmNjY4ZU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cWszbmJ0bGI3ZHVyOWRjZWpxNTZxZTU0M2MgM2VlY2UyNWFiZDlhNjc4OTU4ZThkZjA3OTcxY2YzOTE0YzVkNWFkMjY3MjA1YmRkMTIyZWEwNjlkZGVmNjY4ZUBncm91cC5jYWxlbmRhci5nb29nbGUuY29t" xlink:type="simple">https://www.google.com/calendar/event?eid=cWszbmJ0bGI3ZHVyOWRjZWpxNTZxZTU0M2MgM2VlY2UyNWFiZDlhNjc4OTU4ZThkZjA3OTcxY2YzOTE0YzVkNWFkMjY3MjA1YmRkMTIyZWEwNjlkZGVmNjY4ZUBncm91cC5jYWxlbmRhci5nb29nbGUuY29t</text:a></text:p>
          </table:table-cell>
          <table:table-cell table:number-columns-repeated="1022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lendar_20_Events" style:display-name="PageStyle_Calendar Ev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0" meta:object-count="0"/>
    <meta:generator>LibreOfficeDev/6.0.5.2$Linux_X86_64 LibreOffice_project/</meta:generator>
  </office:meta>
</office:document-meta>
</file>